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Arial"/>
    </style:style>
    <style:style style:name="P2" style:family="paragraph" style:parent-style-name="Heading_20_2">
      <style:text-properties style:font-name="Arial"/>
    </style:style>
    <style:style style:name="P3" style:family="paragraph" style:parent-style-name="Heading_20_3">
      <style:text-properties style:font-name="Arial"/>
    </style:style>
    <style:style style:name="P4" style:family="paragraph" style:parent-style-name="Heading_20_4">
      <style:text-properties style:font-name="Arial"/>
    </style:style>
    <style:style style:name="P5" style:family="paragraph" style:parent-style-name="Horizontal_20_Line">
      <style:text-properties style:font-name="Arial"/>
    </style:style>
    <style:style style:name="P6" style:family="paragraph" style:parent-style-name="Standard">
      <style:text-properties style:font-name="Arial"/>
    </style:style>
    <style:style style:name="P7" style:family="paragraph" style:parent-style-name="Text_20_body" style:list-style-name="L2"/>
    <style:style style:name="P8" style:family="paragraph" style:parent-style-name="Text_20_body" style:list-style-name="L7">
      <style:paragraph-properties fo:margin-top="0cm" fo:margin-bottom="0cm" style:contextual-spacing="false"/>
    </style:style>
    <style:style style:name="P9" style:family="paragraph" style:parent-style-name="Text_20_body" style:list-style-name="L9"/>
    <style:style style:name="P10" style:family="paragraph" style:parent-style-name="Text_20_body" style:list-style-name="L9">
      <style:paragraph-properties fo:margin-top="0cm" fo:margin-bottom="0cm" style:contextual-spacing="false"/>
    </style:style>
    <style:style style:name="P11" style:family="paragraph" style:parent-style-name="Text_20_body" style:list-style-name="L10"/>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style style:name="P22" style:family="paragraph" style:parent-style-name="Text_20_body" style:list-style-name="L15">
      <style:paragraph-properties fo:margin-top="0cm" fo:margin-bottom="0cm" style:contextual-spacing="false"/>
    </style:style>
    <style:style style:name="P23" style:family="paragraph" style:parent-style-name="Text_20_body" style:list-style-name="L16"/>
    <style:style style:name="P24" style:family="paragraph" style:parent-style-name="Text_20_body" style:list-style-name="L16">
      <style:paragraph-properties fo:margin-top="0cm" fo:margin-bottom="0cm" style:contextual-spacing="false"/>
    </style:style>
    <style:style style:name="P25" style:family="paragraph" style:parent-style-name="Text_20_body">
      <style:text-properties style:font-name="Arial"/>
    </style:style>
    <style:style style:name="P26" style:family="paragraph" style:parent-style-name="Text_20_body" style:list-style-name="L1">
      <style:paragraph-properties fo:margin-top="0cm" fo:margin-bottom="0cm" style:contextual-spacing="false"/>
      <style:text-properties style:font-name="Arial"/>
    </style:style>
    <style:style style:name="P27" style:family="paragraph" style:parent-style-name="Text_20_body" style:list-style-name="L1">
      <style:text-properties style:font-name="Arial"/>
    </style:style>
    <style:style style:name="P28" style:family="paragraph" style:parent-style-name="Text_20_body" style:list-style-name="L2">
      <style:paragraph-properties fo:margin-top="0cm" fo:margin-bottom="0cm" style:contextual-spacing="false"/>
      <style:text-properties style:font-name="Arial"/>
    </style:style>
    <style:style style:name="P29" style:family="paragraph" style:parent-style-name="Text_20_body" style:list-style-name="L3">
      <style:paragraph-properties fo:margin-top="0cm" fo:margin-bottom="0cm" style:contextual-spacing="false"/>
      <style:text-properties style:font-name="Arial"/>
    </style:style>
    <style:style style:name="P30" style:family="paragraph" style:parent-style-name="Text_20_body" style:list-style-name="L3">
      <style:text-properties style:font-name="Arial"/>
    </style:style>
    <style:style style:name="P31" style:family="paragraph" style:parent-style-name="Text_20_body" style:list-style-name="L4">
      <style:paragraph-properties fo:margin-top="0cm" fo:margin-bottom="0cm" style:contextual-spacing="false"/>
      <style:text-properties style:font-name="Arial"/>
    </style:style>
    <style:style style:name="P32" style:family="paragraph" style:parent-style-name="Text_20_body" style:list-style-name="L4">
      <style:text-properties style:font-name="Arial"/>
    </style:style>
    <style:style style:name="P33" style:family="paragraph" style:parent-style-name="Text_20_body" style:list-style-name="L5">
      <style:paragraph-properties fo:margin-top="0cm" fo:margin-bottom="0cm" style:contextual-spacing="false"/>
      <style:text-properties style:font-name="Arial"/>
    </style:style>
    <style:style style:name="P34" style:family="paragraph" style:parent-style-name="Text_20_body" style:list-style-name="L5">
      <style:text-properties style:font-name="Arial"/>
    </style:style>
    <style:style style:name="P35" style:family="paragraph" style:parent-style-name="Text_20_body" style:list-style-name="L6">
      <style:paragraph-properties fo:margin-top="0cm" fo:margin-bottom="0cm" style:contextual-spacing="false"/>
      <style:text-properties style:font-name="Arial"/>
    </style:style>
    <style:style style:name="P36" style:family="paragraph" style:parent-style-name="Text_20_body" style:list-style-name="L6">
      <style:text-properties style:font-name="Arial"/>
    </style:style>
    <style:style style:name="P37" style:family="paragraph" style:parent-style-name="Text_20_body" style:list-style-name="L7">
      <style:paragraph-properties fo:margin-top="0cm" fo:margin-bottom="0cm" style:contextual-spacing="false"/>
      <style:text-properties style:font-name="Arial"/>
    </style:style>
    <style:style style:name="P38" style:family="paragraph" style:parent-style-name="Text_20_body" style:list-style-name="L7">
      <style:text-properties style:font-name="Arial"/>
    </style:style>
    <style:style style:name="P39" style:family="paragraph" style:parent-style-name="Text_20_body" style:list-style-name="L8">
      <style:paragraph-properties fo:margin-top="0cm" fo:margin-bottom="0cm" style:contextual-spacing="false"/>
      <style:text-properties style:font-name="Arial"/>
    </style:style>
    <style:style style:name="P40" style:family="paragraph" style:parent-style-name="Text_20_body" style:list-style-name="L8">
      <style:text-properties style:font-name="Arial"/>
    </style:style>
    <style:style style:name="P41" style:family="paragraph" style:parent-style-name="Text_20_body" style:list-style-name="L17">
      <style:paragraph-properties fo:margin-top="0cm" fo:margin-bottom="0cm" style:contextual-spacing="false"/>
      <style:text-properties style:font-name="Arial"/>
    </style:style>
    <style:style style:name="P42" style:family="paragraph" style:parent-style-name="Text_20_body" style:list-style-name="L17">
      <style:text-properties style:font-name="Arial"/>
    </style:style>
    <style:style style:name="P43" style:family="paragraph" style:parent-style-name="Text_20_body" style:list-style-name="L18">
      <style:paragraph-properties fo:margin-top="0cm" fo:margin-bottom="0cm" style:contextual-spacing="false"/>
      <style:text-properties style:font-name="Arial"/>
    </style:style>
    <style:style style:name="P44" style:family="paragraph" style:parent-style-name="Text_20_body" style:list-style-name="L18">
      <style:text-properties style:font-name="Arial"/>
    </style:style>
    <style:style style:name="P45" style:family="paragraph" style:parent-style-name="Text_20_body">
      <style:paragraph-properties fo:break-before="page"/>
      <style:text-properties style:font-name="Arial"/>
    </style:style>
    <style:style style:name="T1" style:family="text">
      <style:text-properties style:font-name="Ari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hier des charges - Application de suivi de rééducation et d'exercices</text:h>
      <text:h text:style-name="P2" text:outline-level="2">1. Présentation du projet</text:h>
      <text:h text:style-name="P3" text:outline-level="3">1.1. Contexte</text:h>
      <text:p text:style-name="P25">L'objectif principal du projet est de développer une plateforme web permettant aux utilisateurs de suivre leur progression en rééducation à domicile, notamment grâce à des exercices spécifiques recommandés par un kinésithérapeute. Le site doit être accessible aussi bien pour les kinésithérapeutes que pour les patients.</text:p>
      <text:h text:style-name="P3" text:outline-level="3">1.2. Objectifs</text:h>
      <text:p text:style-name="P25">Le projet a pour but de :</text:p>
      <text:list text:style-name="L1">
        <text:list-item>
          <text:p text:style-name="P26">Proposer une interface où les utilisateurs peuvent suivre et enregistrer leur progression sur des exercices spécifiques.</text:p>
        </text:list-item>
        <text:list-item>
          <text:p text:style-name="P26">Permettre aux kinésithérapeutes de prescrire des exercices personnalisés à leurs patients.</text:p>
        </text:list-item>
        <text:list-item>
          <text:p text:style-name="P27">Faciliter la gestion des données des utilisateurs et la mise à jour des informations liées aux exercices.</text:p>
        </text:list-item>
      </text:list>
      <text:p text:style-name="P5"/>
      <text:h text:style-name="P2" text:outline-level="2">2. Fonctionnalités</text:h>
      <text:h text:style-name="P3" text:outline-level="3">2.1. Utilisateur</text:h>
      <text:h text:style-name="P4" text:outline-level="4">2.1.1. Inscription et connexion</text:h>
      <text:p text:style-name="P25">Les utilisateurs peuvent créer un compte et se connecter via une interface sécurisée.</text:p>
      <text:list text:style-name="L2">
        <text:list-item>
          <text:p text:style-name="P28">L'inscription nécessite un nom d'utilisateur, un email et un mot de passe.</text:p>
        </text:list-item>
        <text:list-item>
          <text:p text:style-name="P7"><text:span text:style-name="T1">Le mot de passe est sécurisé à l'aide de la fonction </text:span><text:span text:style-name="Source_20_Text"><text:span text:style-name="T1">password_hash()</text:span></text:span><text:span text:style-name="T1">.</text:span></text:p>
        </text:list-item>
      </text:list>
      <text:h text:style-name="P4" text:outline-level="4">2.1.2. Tableau de bord personnel</text:h>
      <text:p text:style-name="P25">Une fois connecté, chaque utilisateur accède à son tableau de bord où il peut voir :</text:p>
      <text:list text:style-name="L3">
        <text:list-item>
          <text:p text:style-name="P29">La liste des exercices qui lui ont été assignés.</text:p>
        </text:list-item>
        <text:list-item>
          <text:p text:style-name="P29">Les séries et répétitions spécifiques pour chaque exercice.</text:p>
        </text:list-item>
        <text:list-item>
          <text:p text:style-name="P29">Un bouton pour marquer les exercices comme terminés ou en cours.</text:p>
        </text:list-item>
        <text:list-item>
          <text:p text:style-name="P30">Un graphique de suivi de progression pour chaque exercice, généré via Chart.js.</text:p>
        </text:list-item>
      </text:list>
      <text:h text:style-name="P4" text:outline-level="4">2.1.3. Suivi de progression</text:h>
      <text:p text:style-name="P25">L'utilisateur peut ajouter des données de progression pour chaque exercice, incluant :</text:p>
      <text:list text:style-name="L4">
        <text:list-item>
          <text:p text:style-name="P31">Le score de progression (satisfaction, performance, etc.).</text:p>
        </text:list-item>
        <text:list-item>
          <text:p text:style-name="P32"><text:soft-page-break/>Un commentaire facultatif pour noter les détails de l'exercice.</text:p>
        </text:list-item>
      </text:list>
      <text:h text:style-name="P4" text:outline-level="4">2.1.4. Mise à jour du profil</text:h>
      <text:p text:style-name="P25">Les utilisateurs peuvent modifier leur profil (nom d'utilisateur, email).</text:p>
      <text:h text:style-name="P3" text:outline-level="3">2.2. Kinésithérapeute (isKine)</text:h>
      <text:h text:style-name="P4" text:outline-level="4">2.2.1. Gestion des utilisateurs et assignation d'exercices</text:h>
      <text:p text:style-name="Text_20_body"><text:span text:style-name="T1">Les utilisateurs avec le statut </text:span><text:span text:style-name="Source_20_Text"><text:span text:style-name="T1">isKine = 1</text:span></text:span><text:span text:style-name="T1"> (kinésithérapeutes) peuvent :</text:span></text:p>
      <text:list text:style-name="L5">
        <text:list-item>
          <text:p text:style-name="P33">Ajouter des exercices aux programmes de rééducation des utilisateurs.</text:p>
        </text:list-item>
        <text:list-item>
          <text:p text:style-name="P33">Attribuer des séries et répétitions spécifiques.</text:p>
        </text:list-item>
        <text:list-item>
          <text:p text:style-name="P34">Consulter la progression de chaque utilisateur.</text:p>
        </text:list-item>
      </text:list>
      <text:h text:style-name="P4" text:outline-level="4">2.2.2. Interface de gestion</text:h>
      <text:p text:style-name="Text_20_body"><text:span text:style-name="T1">Le kinésithérapeute a accès à une page spéciale appelée </text:span><text:span text:style-name="Strong_20_Emphasis"><text:span text:style-name="T1">"Panel Kiné"</text:span></text:span><text:span text:style-name="T1"> où il peut :</text:span></text:p>
      <text:list text:style-name="L6">
        <text:list-item>
          <text:p text:style-name="P35">Voir la liste des utilisateurs non-kinés.</text:p>
        </text:list-item>
        <text:list-item>
          <text:p text:style-name="P35">Ajouter de nouveaux exercices à leur programme.</text:p>
        </text:list-item>
        <text:list-item>
          <text:p text:style-name="P36">Voir l'historique de progression pour ajuster les exercices.</text:p>
        </text:list-item>
      </text:list>
      <text:h text:style-name="P3" text:outline-level="3">2.3. Exercices</text:h>
      <text:h text:style-name="P4" text:outline-level="4">2.3.1. Base de données des exercices</text:h>
      <text:p text:style-name="P25">Une base de données d'exercices est accessible. Chaque exercice inclut :</text:p>
      <text:list text:style-name="L7">
        <text:list-item>
          <text:p text:style-name="P37">Un nom.</text:p>
        </text:list-item>
        <text:list-item>
          <text:p text:style-name="P37">Une description.</text:p>
        </text:list-item>
        <text:list-item>
          <text:p text:style-name="P8"><text:span text:style-name="T1">Un groupe musculaire cible (via une table </text:span><text:span text:style-name="Source_20_Text"><text:span text:style-name="T1">muscle_groups</text:span></text:span><text:span text:style-name="T1">).</text:span></text:p>
        </text:list-item>
        <text:list-item>
          <text:p text:style-name="P37">Le nombre de séries et répétitions recommandées.</text:p>
        </text:list-item>
        <text:list-item>
          <text:p text:style-name="P37">Un lien vidéo explicatif (ex: YouTube).</text:p>
        </text:list-item>
        <text:list-item>
          <text:p text:style-name="P38">Des informations sur l'équipement nécessaire (haltères, élastiques, etc.).</text:p>
        </text:list-item>
      </text:list>
      <text:h text:style-name="P4" text:outline-level="4">2.3.2. Affichage des exercices</text:h>
      <text:p text:style-name="P25">L'utilisateur voit une interface claire listant les exercices :</text:p>
      <text:list text:style-name="L8">
        <text:list-item>
          <text:p text:style-name="P39">Un filtre par groupe musculaire.</text:p>
        </text:list-item>
        <text:list-item>
          <text:p text:style-name="P39">Les équipements nécessaires affichés pour chaque exercice.</text:p>
        </text:list-item>
        <text:list-item>
          <text:p text:style-name="P40">La possibilité d'ajouter un exercice à son programme.</text:p>
        </text:list-item>
      </text:list>
      <text:p text:style-name="P5"/>
      <text:p text:style-name="P45"/>
      <text:h text:style-name="P2" text:outline-level="2">3. Architecture technique</text:h>
      <text:h text:style-name="P3" text:outline-level="3">3.1. Structure du site</text:h>
      <text:p text:style-name="P25">Le site est divisé en plusieurs pages principales :</text:p>
      <text:list text:style-name="L9">
        <text:list-item>
          <text:p text:style-name="P10"><text:span text:style-name="Strong_20_Emphasis"><text:span text:style-name="T1">index.php</text:span></text:span><text:span text:style-name="T1"> : Page d'accueil.</text:span></text:p>
        </text:list-item>
        <text:list-item>
          <text:p text:style-name="P10"><text:span text:style-name="Strong_20_Emphasis"><text:span text:style-name="T1">login.php</text:span></text:span><text:span text:style-name="T1"> : Page de connexion.</text:span></text:p>
        </text:list-item>
        <text:list-item>
          <text:p text:style-name="P10"><text:span text:style-name="Strong_20_Emphasis"><text:span text:style-name="T1">register.php</text:span></text:span><text:span text:style-name="T1"> : Page d'inscription.</text:span></text:p>
        </text:list-item>
        <text:list-item>
          <text:p text:style-name="P10"><text:span text:style-name="Strong_20_Emphasis"><text:span text:style-name="T1">dashboard.php</text:span></text:span><text:span text:style-name="T1"> : Tableau de bord utilisateur.</text:span></text:p>
        </text:list-item>
        <text:list-item>
          <text:p text:style-name="P10"><text:span text:style-name="Strong_20_Emphasis"><text:span text:style-name="T1">exercices.php</text:span></text:span><text:span text:style-name="T1"> : Liste des exercices.</text:span></text:p>
        </text:list-item>
        <text:list-item>
          <text:p text:style-name="P10"><text:span text:style-name="Strong_20_Emphasis"><text:span text:style-name="T1">progress.php</text:span></text:span><text:span text:style-name="T1"> : Page de suivi de la progression.</text:span></text:p>
        </text:list-item>
        <text:list-item>
          <text:p text:style-name="P10"><text:span text:style-name="Strong_20_Emphasis"><text:span text:style-name="T1">kine_panel.php</text:span></text:span><text:span text:style-name="T1"> : Interface de gestion pour les kinésithérapeutes.</text:span></text:p>
        </text:list-item>
        <text:list-item>
          <text:p text:style-name="P10"><text:span text:style-name="Strong_20_Emphasis"><text:span text:style-name="T1">profile.php</text:span></text:span><text:span text:style-name="T1"> : Gestion du profil utilisateur.</text:span></text:p>
        </text:list-item>
        <text:list-item>
          <text:p text:style-name="P9"><text:span text:style-name="Strong_20_Emphasis"><text:span text:style-name="T1">logout.php</text:span></text:span><text:span text:style-name="T1"> : Déconnexion.</text:span></text:p>
        </text:list-item>
      </text:list>
      <text:h text:style-name="P3" text:outline-level="3">3.2. Base de données</text:h>
      <text:h text:style-name="Heading_20_4" text:outline-level="4"><text:span text:style-name="T1">3.2.1. Table </text:span><text:span text:style-name="Source_20_Text"><text:span text:style-name="T1">users</text:span></text:span></text:h>
      <text:list text:style-name="L10">
        <text:list-item>
          <text:p text:style-name="P12"><text:span text:style-name="Source_20_Text"><text:span text:style-name="T1">id</text:span></text:span><text:span text:style-name="T1"> : Identifiant unique.</text:span></text:p>
        </text:list-item>
        <text:list-item>
          <text:p text:style-name="P12"><text:span text:style-name="Source_20_Text"><text:span text:style-name="T1">username</text:span></text:span><text:span text:style-name="T1"> : Nom d'utilisateur.</text:span></text:p>
        </text:list-item>
        <text:list-item>
          <text:p text:style-name="P12"><text:span text:style-name="Source_20_Text"><text:span text:style-name="T1">email</text:span></text:span><text:span text:style-name="T1"> : Adresse email.</text:span></text:p>
        </text:list-item>
        <text:list-item>
          <text:p text:style-name="P12"><text:span text:style-name="Source_20_Text"><text:span text:style-name="T1">password</text:span></text:span><text:span text:style-name="T1"> : Mot de passe haché.</text:span></text:p>
        </text:list-item>
        <text:list-item>
          <text:p text:style-name="P11"><text:span text:style-name="Source_20_Text"><text:span text:style-name="T1">isKine</text:span></text:span><text:span text:style-name="T1"> : Booléen pour distinguer les kinésithérapeutes des utilisateurs classiques.</text:span></text:p>
        </text:list-item>
      </text:list>
      <text:h text:style-name="Heading_20_4" text:outline-level="4"><text:span text:style-name="T1">3.2.2. Table </text:span><text:span text:style-name="Source_20_Text"><text:span text:style-name="T1">exercises</text:span></text:span></text:h>
      <text:list text:style-name="L11">
        <text:list-item>
          <text:p text:style-name="P14"><text:span text:style-name="Source_20_Text"><text:span text:style-name="T1">id</text:span></text:span><text:span text:style-name="T1"> : Identifiant unique.</text:span></text:p>
        </text:list-item>
        <text:list-item>
          <text:p text:style-name="P14"><text:span text:style-name="Source_20_Text"><text:span text:style-name="T1">name</text:span></text:span><text:span text:style-name="T1"> : Nom de l'exercice.</text:span></text:p>
        </text:list-item>
        <text:list-item>
          <text:p text:style-name="P14"><text:span text:style-name="Source_20_Text"><text:span text:style-name="T1">description</text:span></text:span><text:span text:style-name="T1"> : Description détaillée.</text:span></text:p>
        </text:list-item>
        <text:list-item>
          <text:p text:style-name="P14"><text:span text:style-name="Source_20_Text"><text:span text:style-name="T1">sets</text:span></text:span><text:span text:style-name="T1"> : Nombre de séries recommandées.</text:span></text:p>
        </text:list-item>
        <text:list-item>
          <text:p text:style-name="P14"><text:span text:style-name="Source_20_Text"><text:span text:style-name="T1">reps</text:span></text:span><text:span text:style-name="T1"> : Nombre de répétitions recommandées.</text:span></text:p>
        </text:list-item>
        <text:list-item>
          <text:p text:style-name="P14"><text:span text:style-name="Source_20_Text"><text:span text:style-name="T1">equipment_needed</text:span></text:span><text:span text:style-name="T1"> : Équipement nécessaire.</text:span></text:p>
        </text:list-item>
        <text:list-item>
          <text:p text:style-name="P13"><text:span text:style-name="Source_20_Text"><text:span text:style-name="T1">muscle_group_id</text:span></text:span><text:span text:style-name="T1"> : Référence vers le groupe musculaire.</text:span></text:p>
        </text:list-item>
      </text:list>
      <text:h text:style-name="Heading_20_4" text:outline-level="4"><text:span text:style-name="T1">3.2.3. Table </text:span><text:span text:style-name="Source_20_Text"><text:span text:style-name="T1">muscle_groups</text:span></text:span></text:h>
      <text:list text:style-name="L12">
        <text:list-item>
          <text:p text:style-name="P16"><text:span text:style-name="Source_20_Text"><text:span text:style-name="T1">id</text:span></text:span><text:span text:style-name="T1"> : Identifiant unique.</text:span></text:p>
        </text:list-item>
        <text:list-item>
          <text:p text:style-name="P15"><text:span text:style-name="Source_20_Text"><text:span text:style-name="T1">name</text:span></text:span><text:span text:style-name="T1"> : Nom du groupe musculaire (par ex., jambes, épaules, dos).</text:span></text:p>
        </text:list-item>
      </text:list>
      <text:h text:style-name="Heading_20_4" text:outline-level="4"><text:span text:style-name="T1">3.2.4. Table </text:span><text:span text:style-name="Source_20_Text"><text:span text:style-name="T1">user_exercises</text:span></text:span></text:h>
      <text:list text:style-name="L13">
        <text:list-item>
          <text:p text:style-name="P18"><text:span text:style-name="Source_20_Text"><text:span text:style-name="T1">id</text:span></text:span><text:span text:style-name="T1"> : Identifiant unique.</text:span></text:p>
        </text:list-item>
        <text:list-item>
          <text:p text:style-name="P18"><text:span text:style-name="Source_20_Text"><text:span text:style-name="T1">user_id</text:span></text:span><text:span text:style-name="T1"> : Référence à l'utilisateur.</text:span></text:p>
        </text:list-item>
        <text:list-item>
          <text:p text:style-name="P18"><text:span text:style-name="Source_20_Text"><text:span text:style-name="T1">exercise_id</text:span></text:span><text:span text:style-name="T1"> : Référence à l'exercice.</text:span></text:p>
        </text:list-item>
        <text:list-item>
          <text:p text:style-name="P18"><text:span text:style-name="Source_20_Text"><text:span text:style-name="T1">assigned_date</text:span></text:span><text:span text:style-name="T1"> : Date d'attribution de l'exercice.</text:span></text:p>
        </text:list-item>
        <text:list-item>
          <text:p text:style-name="P17"><text:span text:style-name="Source_20_Text"><text:span text:style-name="T1">status</text:span></text:span><text:span text:style-name="T1"> : Statut de l'exercice (non commencé, en cours, terminé).</text:span></text:p>
        </text:list-item>
      </text:list>
      <text:h text:style-name="Heading_20_4" text:outline-level="4"><text:soft-page-break/><text:span text:style-name="T1">3.2.5. Table </text:span><text:span text:style-name="Source_20_Text"><text:span text:style-name="T1">progress</text:span></text:span></text:h>
      <text:list text:style-name="L14">
        <text:list-item>
          <text:p text:style-name="P20"><text:span text:style-name="Source_20_Text"><text:span text:style-name="T1">id</text:span></text:span><text:span text:style-name="T1"> : Identifiant unique.</text:span></text:p>
        </text:list-item>
        <text:list-item>
          <text:p text:style-name="P20"><text:span text:style-name="Source_20_Text"><text:span text:style-name="T1">user_id</text:span></text:span><text:span text:style-name="T1"> : Référence à l'utilisateur.</text:span></text:p>
        </text:list-item>
        <text:list-item>
          <text:p text:style-name="P20"><text:span text:style-name="Source_20_Text"><text:span text:style-name="T1">exercise_id</text:span></text:span><text:span text:style-name="T1"> : Référence à l'exercice.</text:span></text:p>
        </text:list-item>
        <text:list-item>
          <text:p text:style-name="P20"><text:span text:style-name="Source_20_Text"><text:span text:style-name="T1">progress_date</text:span></text:span><text:span text:style-name="T1"> : Date de progression.</text:span></text:p>
        </text:list-item>
        <text:list-item>
          <text:p text:style-name="P20"><text:span text:style-name="Source_20_Text"><text:span text:style-name="T1">score</text:span></text:span><text:span text:style-name="T1"> : Score donné par l'utilisateur.</text:span></text:p>
        </text:list-item>
        <text:list-item>
          <text:p text:style-name="P19"><text:span text:style-name="Source_20_Text"><text:span text:style-name="T1">comment</text:span></text:span><text:span text:style-name="T1"> : Commentaire facultatif.</text:span></text:p>
        </text:list-item>
      </text:list>
      <text:h text:style-name="P3" text:outline-level="3">3.3. Technologies utilisées</text:h>
      <text:list text:style-name="L15">
        <text:list-item>
          <text:p text:style-name="P22"><text:span text:style-name="Strong_20_Emphasis"><text:span text:style-name="T1">Backend</text:span></text:span><text:span text:style-name="T1"> : PHP pour le traitement côté serveur et l'accès à la base de données.</text:span></text:p>
        </text:list-item>
        <text:list-item>
          <text:p text:style-name="P22"><text:span text:style-name="Strong_20_Emphasis"><text:span text:style-name="T1">Frontend</text:span></text:span><text:span text:style-name="T1"> : HTML5, CSS3, et JavaScript (incluant Chart.js pour les graphiques).</text:span></text:p>
        </text:list-item>
        <text:list-item>
          <text:p text:style-name="P22"><text:span text:style-name="Strong_20_Emphasis"><text:span text:style-name="T1">Base de données</text:span></text:span><text:span text:style-name="T1"> : MySQL (ou MariaDB) pour stocker les utilisateurs, les exercices, et les progrès.</text:span></text:p>
        </text:list-item>
        <text:list-item>
          <text:p text:style-name="P21"><text:span text:style-name="Strong_20_Emphasis"><text:span text:style-name="T1">Serveur web</text:span></text:span><text:span text:style-name="T1"> : Apache avec WAMP pour l'environnement de développement local.</text:span></text:p>
        </text:list-item>
      </text:list>
      <text:p text:style-name="P5"/>
      <text:h text:style-name="P2" text:outline-level="2">4. Sécurité</text:h>
      <text:h text:style-name="P3" text:outline-level="3">4.1. Sécurité des mots de passe</text:h>
      <text:p text:style-name="Text_20_body"><text:span text:style-name="T1">Les mots de passe des utilisateurs sont hachés à l'aide de la fonction PHP </text:span><text:span text:style-name="Source_20_Text"><text:span text:style-name="T1">password_hash()</text:span></text:span><text:span text:style-name="T1"> avec l'algorithme </text:span><text:span text:style-name="Source_20_Text"><text:span text:style-name="T1">PASSWORD_BCRYPT</text:span></text:span><text:span text:style-name="T1">, garantissant un haut niveau de sécurité.</text:span></text:p>
      <text:h text:style-name="P3" text:outline-level="3">4.2. Requêtes préparées</text:h>
      <text:p text:style-name="Text_20_body"><text:span text:style-name="T1">Toutes les requêtes SQL sont transformées en </text:span><text:span text:style-name="Strong_20_Emphasis"><text:span text:style-name="T1">requêtes préparées</text:span></text:span><text:span text:style-name="T1"> avec </text:span><text:span text:style-name="Source_20_Text"><text:span text:style-name="T1">mysqli_prepare()</text:span></text:span><text:span text:style-name="T1"> pour prévenir les attaques par injection SQL.</text:span></text:p>
      <text:h text:style-name="P3" text:outline-level="3">4.3. Gestion des sessions</text:h>
      <text:p text:style-name="P25">Les sessions PHP sont utilisées pour gérer les connexions des utilisateurs. Chaque utilisateur se voit attribuer une session unique lors de la connexion, qui est vérifiée sur toutes les pages nécessitant une authentification.</text:p>
      <text:p text:style-name="P5"/>
      <text:h text:style-name="P2" text:outline-level="2">5. Design et ergonomie</text:h>
      <text:h text:style-name="P3" text:outline-level="3">5.1. Responsive Design</text:h>
      <text:p text:style-name="P25">Le site est conçu pour être responsive, s'adaptant aux différents types d'appareils (mobile, tablette, bureau). Le design doit garantir une utilisation facile même sur de petits écrans.</text:p>
      <text:h text:style-name="P3" text:outline-level="3">5.2. Interface utilisateur</text:h>
      <text:p text:style-name="P25">L'interface est épurée, avec une navigation claire et intuitive :</text:p>
      <text:list text:style-name="L16">
        <text:list-item>
          <text:p text:style-name="P24"><text:soft-page-break/><text:span text:style-name="Strong_20_Emphasis"><text:span text:style-name="T1">Menu fixe</text:span></text:span><text:span text:style-name="T1"> : Un menu de navigation en haut de la page permet d'accéder rapidement aux différentes sections.</text:span></text:p>
        </text:list-item>
        <text:list-item>
          <text:p text:style-name="P24"><text:span text:style-name="Strong_20_Emphasis"><text:span text:style-name="T1">Graphiques de progression</text:span></text:span><text:span text:style-name="T1"> : Affichage visuel de la progression de l'utilisateur avec des graphiques dynamiques.</text:span></text:p>
        </text:list-item>
        <text:list-item>
          <text:p text:style-name="P23"><text:span text:style-name="Strong_20_Emphasis"><text:span text:style-name="T1">Formulaires simplifiés</text:span></text:span><text:span text:style-name="T1"> : Les formulaires pour enregistrer la progression ou mettre à jour le profil sont simples et épurés.</text:span></text:p>
        </text:list-item>
      </text:list>
      <text:p text:style-name="P5"/>
      <text:h text:style-name="P2" text:outline-level="2">6. Test et validation</text:h>
      <text:h text:style-name="P3" text:outline-level="3">6.1. Tests fonctionnels</text:h>
      <text:p text:style-name="P25">Des tests unitaires et des tests fonctionnels seront effectués pour s'assurer que toutes les fonctionnalités du site fonctionnent comme prévu :</text:p>
      <text:list text:style-name="L17">
        <text:list-item>
          <text:p text:style-name="P41">Création de compte, connexion, et déconnexion.</text:p>
        </text:list-item>
        <text:list-item>
          <text:p text:style-name="P41">Ajout et suivi des exercices.</text:p>
        </text:list-item>
        <text:list-item>
          <text:p text:style-name="P41">Gestion du profil utilisateur.</text:p>
        </text:list-item>
        <text:list-item>
          <text:p text:style-name="P42">Fonctionnalités réservées aux kinésithérapeutes (isKine).</text:p>
        </text:list-item>
      </text:list>
      <text:h text:style-name="P3" text:outline-level="3">6.2. Validation des données</text:h>
      <text:p text:style-name="P25">Les formulaires utilisateurs feront l'objet d'une validation côté serveur et côté client (via JavaScript) pour s'assurer que les données entrées sont correctes et sécurisées.</text:p>
      <text:p text:style-name="P5"/>
      <text:h text:style-name="P2" text:outline-level="2">7. Déploiement</text:h>
      <text:h text:style-name="P3" text:outline-level="3">7.1. Environnement de production</text:h>
      <text:p text:style-name="P25">Une fois les tests terminés, le site sera déployé sur un serveur de production utilisant une stack LAMP (Linux, Apache, MySQL, PHP). Le déploiement inclura :</text:p>
      <text:list text:style-name="L18">
        <text:list-item>
          <text:p text:style-name="P43">Migration de la base de données.</text:p>
        </text:list-item>
        <text:list-item>
          <text:p text:style-name="P43">Configuration des fichiers de sécurité (gestion des sessions, certificats SSL).</text:p>
        </text:list-item>
        <text:list-item>
          <text:p text:style-name="P44">Optimisation pour la performance.</text:p>
        </text:list-item>
      </text:list>
      <text:h text:style-name="P3" text:outline-level="3">7.2. Sauvegardes et maintenance</text:h>
      <text:p text:style-name="P25">Des sauvegardes régulières de la base de données seront mises en place pour garantir la récupération en cas de problème.</text:p>
      <text:p text:style-name="P5"/>
      <text:h text:style-name="P2" text:outline-level="2">8. Conclusion</text:h>
      <text:p text:style-name="P25">Ce cahier des charges décrit en détail les fonctionnalités, l'architecture et les technologies utilisées pour le développement du site de suivi de rééducation et d'exercices. Il garantit la <text:soft-page-break/>mise en place d'une plateforme performante, sécurisée, et facile à utiliser, répondant aux besoins des kinésithérapeutes et de leurs patients.</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8T14:35:38.038000000</meta:creation-date>
    <dc:date>2024-10-08T14:38:08.854000000</dc:date>
    <meta:editing-duration>PT2M30S</meta:editing-duration>
    <meta:editing-cycles>2</meta:editing-cycles>
    <meta:generator>LibreOffice/7.6.2.1$Windows_X86_64 LibreOffice_project/56f7684011345957bbf33a7ee678afaf4d2ba333</meta:generator>
    <meta:document-statistic meta:table-count="0" meta:image-count="0" meta:object-count="0" meta:page-count="6" meta:paragraph-count="134" meta:word-count="1178" meta:character-count="7584" meta:non-whitespace-character-count="6614"/>
  </office:meta>
</office:document-meta>
</file>